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6pt" style:text-underline-style="solid" style:text-underline-width="auto" style:text-underline-color="font-color" fo:font-weight="bold" officeooo:rsid="00189e3d" officeooo:paragraph-rsid="00189e3d" style:font-size-asian="16pt" style:font-weight-asian="bold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normal" officeooo:rsid="00189e3d" officeooo:paragraph-rsid="00189e3d" style:font-size-asian="14pt" style:font-weight-asian="normal" style:font-size-complex="14pt" style:font-weight-complex="normal"/>
    </style:style>
    <style:style style:name="P3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normal" officeooo:rsid="00189e3d" officeooo:paragraph-rsid="001b1db0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bold" officeooo:rsid="00189e3d" officeooo:paragraph-rsid="00189e3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bold" officeooo:rsid="00189e3d" officeooo:paragraph-rsid="0018fd94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bold" officeooo:rsid="00189e3d" officeooo:paragraph-rsid="00193685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4pt" style:text-underline-style="none" fo:font-weight="bold" officeooo:rsid="00189e3d" officeooo:paragraph-rsid="001b1db0" style:font-size-asian="14pt" style:font-weight-asian="bold" style:font-size-complex="14pt" style:font-weight-complex="bold"/>
    </style:style>
    <style:style style:name="T1" style:family="text">
      <style:text-properties officeooo:rsid="0018fd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¿Qué paso se realiza en la instalación de un programa?:</text:p>
      <text:p text:style-name="P2">a) Creación de directorios requeridos. </text:p>
      <text:p text:style-name="P2">b) Verificación de la compatibilidad. </text:p>
      <text:p text:style-name="P2">c) Compilar el programa.</text:p>
      <text:p text:style-name="P4">d) Todas las anteriores <text:span text:style-name="T1">Respuesta correcta.</text:span></text:p>
      <text:p text:style-name="P2"/>
      <text:p text:style-name="P2">2. ¿ Qué herramienta no crea programas de instalación?:</text:p>
      <text:p text:style-name="P2">a) IzPack. </text:p>
      <text:p text:style-name="P2">b) NSIS. </text:p>
      <text:p text:style-name="P2">c) InstallShield.</text:p>
      <text:p text:style-name="P5">d) Synaptic <text:span text:style-name="T1">Respuesta correcta.</text:span></text:p>
      <text:p text:style-name="P2"/>
      <text:p text:style-name="P2">3. ¿Qué tipo de archivo es el que se utiliza en Ubuntu para distribuir aplicaciones?:</text:p>
      <text:p text:style-name="P2">a) Ficheros ejecutables de extensión exe. </text:p>
      <text:p text:style-name="P2">b) Fichero ejecutable jar. </text:p>
      <text:p text:style-name="P2">c) Script ejecutables sh.</text:p>
      <text:p text:style-name="P5">d) Paquetes deb. <text:span text:style-name="T1">Respuesta correcta.</text:span></text:p>
      <text:p text:style-name="P2"/>
      <text:p text:style-name="P2">4. Para crear un instalador personalizado en Windows deberemos:</text:p>
      <text:p text:style-name="P2">a) Crear un paquete de instalación deb. </text:p>
      <text:p text:style-name="P2">b) Crear un paquete ejecutable jar. </text:p>
      <text:p text:style-name="P5">c) Utilizar algún software específico como NSIS. <text:span text:style-name="T1">Respuesta correcta.</text:span></text:p>
      <text:p text:style-name="P2"/>
      <text:p text:style-name="P2">5. Los ficheros JAR:</text:p>
      <text:p text:style-name="P6">a) Son paquetes ejecutables que contienen clases Java y otros recursos.</text:p>
      <text:p text:style-name="P6"><text:s/><text:span text:style-name="T1">Respuesta correcta.</text:span></text:p>
      <text:p text:style-name="P2">b) Son ficheros con código fuente Java. </text:p>
      <text:p text:style-name="P2">c) Son ficheros que deben compilarse para poder ser ejecutados</text:p>
      <text:p text:style-name="P2"/>
      <text:p text:style-name="P2">6. En una instalación desatendida:</text:p>
      <text:p text:style-name="P2">a) El usuario decide la carpeta de instalación de la aplicación y todas las opciones de instalación. </text:p>
      <text:p text:style-name="P2">b) El instalador interactúa continuamente con el usuario final. </text:p>
      <text:p text:style-name="P6">c) La aplicación se instala de forma transparente al usuario. <text:span text:style-name="T1">Respuesta correcta.</text:span></text:p>
      <text:p text:style-name="P2"/>
      <text:p text:style-name="P2">7. El reconocimiento de la firma digital de una archivo JAR se conoce como:</text:p>
      <text:p text:style-name="P2">a) Clave privada. </text:p>
      <text:p text:style-name="P6">b) Verificación. <text:s/><text:span text:style-name="T1">Respuesta correcta.</text:span></text:p>
      <text:p text:style-name="P2">c) Clave pública.</text:p>
      <text:p text:style-name="P2">d) Certificación.</text:p>
      <text:p text:style-name="P2"/>
      <text:p text:style-name="P2"/>
      <text:p text:style-name="P2"/>
      <text:p text:style-name="P2"><text:soft-page-break/></text:p>
      <text:p text:style-name="P2">8. En una instalación desde un servidor web:</text:p>
      <text:p text:style-name="P7">a) El usuario siempre instala directamente la aplicación sin tener que guardarla antes. <text:span text:style-name="T1">Respuesta correcta.</text:span></text:p>
      <text:p text:style-name="P3"/>
      <text:p text:style-name="P3">b) La instalación siempre sigue el mismo procedimiento, independientemente del tipo de fichero a descargar. </text:p>
      <text:p text:style-name="P2">c) La aplicación se instala automáticamente sólo si se trata de un archivo ejecutabl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9.71cm"/>
          <style:tab-stop style:position="11.695cm"/>
        </style:tab-stops>
      </style:paragraph-properties>
      <style:text-properties fo:font-size="16pt" style:text-underline-style="solid" style:text-underline-width="auto" style:text-underline-color="font-color" fo:font-weight="bold" officeooo:rsid="00189e3d" officeooo:paragraph-rsid="00189e3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spondes<text:tab/>JonatanThorpe Plaza 2º DAM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09:09:10.529000000</meta:creation-date>
    <dc:date>2020-03-04T10:00:43.621000000</dc:date>
    <meta:editing-duration>PT10M30S</meta:editing-duration>
    <meta:editing-cycles>1</meta:editing-cycles>
    <meta:document-statistic meta:table-count="0" meta:image-count="0" meta:object-count="0" meta:page-count="2" meta:paragraph-count="38" meta:word-count="275" meta:character-count="1786" meta:non-whitespace-character-count="1533"/>
    <meta:generator>LibreOffice/6.3.2.2$Windows_X86_64 LibreOffice_project/98b30e735bda24bc04ab42594c85f7fd8be07b9c</meta:generator>
  </office:meta>
</office:document-meta>
</file>